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fo:min-height="0.391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ivzeto">
        <draw:frame draw:style-name="gr1" draw:text-style-name="P1" draw:layer="layout" svg:width="3.973cm" svg:height="0.725cm" svg:x="1.527cm" svg:y="2cm">
          <draw:text-box>
            <text:p><text:span text:style-name="T1">TOmniThreadPool</text:span></text:p>
          </draw:text-box>
        </draw:frame>
        <draw:frame draw:style-name="gr1" draw:text-style-name="P1" draw:layer="layout" svg:width="3.008cm" svg:height="0.725cm" svg:x="8.992cm" svg:y="2cm">
          <draw:text-box>
            <text:p><text:span text:style-name="T1">TOTPWorker</text:span></text:p>
          </draw:text-box>
        </draw:frame>
        <draw:frame draw:style-name="gr1" draw:text-style-name="P1" draw:layer="layout" svg:width="4.359cm" svg:height="0.725cm" svg:x="15cm" svg:y="2cm">
          <draw:text-box>
            <text:p><text:span text:style-name="T1">TOTPWorkerThread</text:span></text:p>
          </draw:text-box>
        </draw:frame>
        <draw:line draw:style-name="gr2" draw:text-style-name="P2" draw:layer="layout" svg:x1="7.5cm" svg:y1="2cm" svg:x2="7.5cm" svg:y2="28cm">
          <text:p/>
        </draw:line>
        <draw:line draw:style-name="gr2" draw:text-style-name="P2" draw:layer="layout" svg:x1="13.5cm" svg:y1="1.5cm" svg:x2="13.5cm" svg:y2="27.5cm">
          <text:p/>
        </draw:line>
        <draw:rect draw:style-name="gr3" draw:text-style-name="P3" draw:layer="layout" svg:width="3.5cm" svg:height="1cm" svg:x="2cm" svg:y="3.5cm">
          <text:p text:style-name="P3">ScheduleNext(task)</text:p>
        </draw:rect>
        <draw:line draw:style-name="gr4" draw:text-style-name="P3" draw:layer="layout" svg:x1="5.5cm" svg:y1="4.5cm" svg:x2="9cm" svg:y2="6cm">
          <text:p/>
        </draw:line>
        <draw:frame draw:style-name="gr5" draw:text-style-name="P3" draw:layer="layout" svg:width="6.293cm" svg:height="0.641cm" svg:x="4.207cm" svg:y="4.859cm">
          <draw:text-box>
            <text:p text:style-name="P3">Invoke(TOTPWorkItem.Create(task))</text:p>
          </draw:text-box>
        </draw:frame>
        <draw:ellipse draw:style-name="gr3" draw:text-style-name="P3" draw:layer="layout" svg:width="4cm" svg:height="1cm" svg:x="8.5cm" svg:y="6cm">
          <text:p text:style-name="P3">Schedule</text:p>
        </draw:ellipse>
        <draw:line draw:style-name="gr6" draw:text-style-name="P3" draw:layer="layout" svg:x1="12cm" svg:y1="6.5cm" svg:x2="15cm" svg:y2="8cm">
          <text:p/>
        </draw:line>
        <draw:frame draw:style-name="gr1" draw:text-style-name="P4" draw:layer="layout" svg:width="3.931cm" svg:height="0.64cm" svg:x="11.569cm" svg:y="7cm">
          <draw:text-box>
            <text:p text:style-name="P4">MSG_RUN(workItem)</text:p>
          </draw:text-box>
        </draw:frame>
        <draw:ellipse draw:style-name="gr3" draw:text-style-name="P3" draw:id="id1" draw:layer="layout" svg:width="4cm" svg:height="1cm" svg:x="14.95cm" svg:y="8cm">
          <text:p text:style-name="P3">ExecuteWorkItem</text:p>
        </draw:ellipse>
        <draw:rect draw:style-name="gr3" draw:text-style-name="P3" draw:id="id2" draw:layer="layout" svg:width="4.5cm" svg:height="1cm" svg:x="14.7cm" svg:y="10cm">
          <text:p text:style-name="P3">workItem.Task.Execute</text:p>
        </draw:rect>
        <draw:connector draw:style-name="gr2" draw:text-style-name="P3" draw:layer="layout" draw:type="line" svg:x1="16.95cm" svg:y1="9cm" svg:x2="16.95cm" svg:y2="10cm" draw:start-shape="id1" draw:start-glue-point="2" draw:end-shape="id2" draw:end-glue-point="0" svg:d="m16950 9000v1000">
          <text:p/>
        </draw:connector>
        <draw:line draw:style-name="gr6" draw:text-style-name="P3" draw:layer="layout" svg:x1="17cm" svg:y1="11cm" svg:x2="12cm" svg:y2="12.5cm">
          <text:p/>
        </draw:line>
        <draw:frame draw:style-name="gr1" draw:text-style-name="P4" draw:layer="layout" svg:width="5.358cm" svg:height="0.64cm" svg:x="11cm" svg:y="11.5cm">
          <draw:text-box>
            <text:p text:style-name="P4">MSG_COMPLETED(workItem)</text:p>
          </draw:text-box>
        </draw:frame>
        <draw:ellipse draw:style-name="gr3" draw:text-style-name="P3" draw:layer="layout" svg:width="4cm" svg:height="1cm" svg:x="8.5cm" svg:y="12.3cm">
          <text:p text:style-name="P3">MsgCompleted</text:p>
        </draw:ellipse>
        <draw:rect draw:style-name="gr3" draw:text-style-name="P3" draw:layer="layout" svg:width="4cm" svg:height="1cm" svg:x="8.5cm" svg:y="14.5cm">
          <text:p text:style-name="P3">monitor.Notify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l" fo:country="SI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ivze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rimož Gabrijelčič</meta:initial-creator>
    <meta:creation-date>2009-01-23T20:17:28.74</meta:creation-date>
    <dc:date>2009-01-23T21:10:50.93</dc:date>
    <dc:creator>Primož Gabrijelčič</dc:creator>
    <meta:editing-duration>PT00H53M20S</meta:editing-duration>
    <meta:editing-cycles>10</meta:editing-cycles>
    <meta:generator>OpenOffice.org/3.0$Win32 OpenOffice.org_project/300m9$Build-9358</meta:generator>
    <meta:document-statistic meta:object-count="18"/>
    <meta:user-defined meta:name="Podatek 1"/>
    <meta:user-defined meta:name="Podatek 2"/>
    <meta:user-defined meta:name="Podatek 3"/>
    <meta:user-defined meta:name="Podatek 4"/>
  </office:meta>
</office:document-meta>
</file>